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midd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14375cm"/>
    </style:style>
    <style:style style:name="co3" style:family="table-column">
      <style:table-column-properties fo:break-before="auto" style:column-width="10.3716666666667cm"/>
    </style:style>
    <style:style style:name="co4" style:family="table-column">
      <style:table-column-properties fo:break-before="auto" style:column-width="3.8629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0pt" style:use-optimal-row-height="true" fo:break-before="auto"/>
    </style:style>
    <style:style style:name="ro3" style:family="table-row">
      <style:table-row-properties style:row-height="105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150pt" style:use-optimal-row-height="true" fo:break-before="auto"/>
    </style:style>
    <style:style style:name="ro9" style:family="table-row">
      <style:table-row-properties style:row-height="75pt" style:use-optimal-row-height="true" fo:break-before="auto"/>
    </style:style>
    <style:style style:name="ro10" style:family="table-row">
      <style:table-row-properties style:row-height="13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id<text:s/>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nswer</text:p>
          </table:table-cell>
          <table:table-cell office:value-type="string" table:style-name="ce2">
            <text:p>right_</text:p>
          </table:table-cell>
          <table:table-cell office:value-type="string" table:style-name="ce2">
            <text:p>f</text:p>
          </table:table-cell>
          <table:table-cell table:number-columns-repeated="3" table:style-name="ce2"/>
          <table:table-cell table:number-columns-repeated="16375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Электронная таблица – это …</text:p>
          </table:table-cell>
          <table:table-cell office:value-type="string" table:style-name="ce2">
            <text:p>Совокупность сведений о конкретных объектах реального мира в какой-либо предметной области или разделе предметной области; Программы для работы с данными, записанными в таблице; Массивы данных об объектах и явлениях реального мира; Специальная модель структурирования, представленная для обработки произвольной информации, тесно связанная с текстовыми документами и с базами данных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3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Microsoft Excel (MS Excel) – это…</text:p>
          </table:table-cell>
          <table:table-cell office:value-type="string" table:style-name="ce2">
            <text:p>Система управления информацией под контролем операционной системы Windows; Программа, предназначенная для обработки электронных таблиц под управлением Windows; Программа, предназначенная для создания и редактирования на экране изображений; Программы для работы с данными, записанными в таблице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2" table:formula="of:=[.A3]+1" table:style-name="ce2">
            <text:p>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Запуск программы Microsoft Excel:</text:p>
          </table:table-cell>
          <table:table-cell office:value-type="string" table:style-name="ce2">
            <text:p>Пуск – Стандартные – Microsoft Excel; Пуск – Все программы – Microsoft Office - Microsoft Excel; Пуск – Документы – Microsoft Excel; Пуск – Параметры – Microsoft Excel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3" table:formula="of:=[.A4]+1" table:style-name="ce2">
            <text:p>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Документом (т.е. объектом обработки) MS Excel является …</text:p>
          </table:table-cell>
          <table:table-cell office:value-type="string" table:style-name="ce2">
            <text:p>Файл с расширением doc и произвольным именем; Файл с расширением xls и произвольным именем; Файл с расширением mdb и произвольным именем; Файл с расширением tab и произвольным именем;<text:s/>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4" table:formula="of:=[.A5]+1" table:style-name="ce2">
            <text:p>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е из расширений присваивается документам Excel?</text:p>
          </table:table-cell>
          <table:table-cell office:value-type="string" table:style-name="ce2">
            <text:p>*.bmp.; *.рсх.; *.txt.; *.xls;</text:p>
            <text:p/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5" table:formula="of:=[.A6]+1" table:style-name="ce2">
            <text:p>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Электронная таблица MS Excel состоит из …</text:p>
          </table:table-cell>
          <table:table-cell office:value-type="string" table:style-name="ce2">
            <text:p>24 строк и 16384 столбцов; 65536 строк и 256 столбцов; 256 строк и 65536 столбцов; 16384 строк и 24 столбцов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6" table:formula="of:=[.A7]+1" table:style-name="ce2">
            <text:p>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на пересечении столбца и строки располагается основной структурный элемент таблицы</text:p>
          </table:table-cell>
          <table:table-cell office:value-type="string" table:style-name="ce2">
            <text:p>Ячейка; Строка; Адрес ячейки; Формула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7" table:formula="of:=[.A8]+1" table:style-name="ce2">
            <text:p>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указание на отдельную ячейку таблицы, составленное из обозначения столбца и номера строки называют…</text:p>
          </table:table-cell>
          <table:table-cell office:value-type="string" table:style-name="ce2">
            <text:p>формулой введенной в ячейку; диапазоном; операндами; адресом ячейки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8" table:formula="of:=[.A9]+1" table:style-name="ce2">
            <text:p>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Укажите верное обозначение адреса ячейки в MS Excel:</text:p>
          </table:table-cell>
          <table:table-cell office:value-type="string" table:style-name="ce2">
            <text:p>ZZ1; 4B.45; AB:32; BD666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9" table:formula="of:=[.A10]+1" table:style-name="ce2">
            <text:p>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е количество рабочих листов может содержать рабочая книга в MS Excel?</text:p>
          </table:table-cell>
          <table:table-cell office:value-type="string" table:style-name="ce2">
            <text:p>16; 256; 3; От 1 до 65536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10" table:formula="of:=[.A11]+1" table:style-name="ce2">
            <text:p>1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чтобы присвоить ячейке имя, необходимо:</text:p>
          </table:table-cell>
          <table:table-cell office:value-type="string" table:style-name="ce2">
            <text:p>выделить ее, ввести произвольное имя и нажать клавиатурную комбинацию Ctrl+Shift+F; выделить ее, ввести произвольное имя и нажать клавишу Enter; выделить ее и щелкнуть на строке формул, ввести произвольное имя и нажать клавишу Enter; в Excel нельзя присвоить ячейке другое имя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8">
          <table:table-cell office:value-type="float" office:value="11" table:formula="of:=[.A12]+1" table:style-name="ce2">
            <text:p>1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MS Excel для изменения размеров столбца необходимо …</text:p>
          </table:table-cell>
          <table:table-cell office:value-type="string" table:style-name="ce2">
            <text:p>Установить указатель мыши на нижнюю границу в заголовке строки и переместить границу вверх или вниз методом «Drag and Drop»; Выделить хотя бы одну ячейку в столбце, затем выбрать команду Формат – Ячейки – Выравнивание; Установить указатель мыши на правую границу в заголовке столбца и переместить границу влево или вправо методом «Drag and Drop»; Выделить хотя бы одну ячейку в столбце, затем выбрать команду Сервис – Подбор – Параметры и установить соответствующие значения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8">
          <table:table-cell office:value-type="float" office:value="12" table:formula="of:=[.A13]+1" table:style-name="ce2">
            <text:p>1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для изменения размеров строки необходимо …</text:p>
          </table:table-cell>
          <table:table-cell office:value-type="string" table:style-name="ce2">
            <text:p>Установить указатель мыши на правую границу в заголовке столбца и переместить границу влево или вправо методом «Drag and Drop»; Выделить хотя бы одну ячейку в столбце, затем выбрать команду Сервис – Подбор параметра и установить соответствующие значения; Установить указатель мыши на нижнюю границу в заголовке строки и переместить границу вверх или вниз методом «Drag and Drop»; Выделить хотя бы одну ячейку в строке, затем выбрать команду Данные – форма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13" table:formula="of:=[.A14]+1" table:style-name="ce2">
            <text:p>1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группу расположенных рядом и образующих прямоугольник ячеек можно назвать:</text:p>
          </table:table-cell>
          <table:table-cell office:value-type="string" table:style-name="ce2">
            <text:p>Листом; Диапазоном; Таблицей; Сегментом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2">
          <table:table-cell office:value-type="float" office:value="14" table:formula="of:=[.A15]+1" table:style-name="ce2">
            <text:p>1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чтобы вставить новый столбец нужно:</text:p>
          </table:table-cell>
          <table:table-cell office:value-type="string" table:style-name="ce2">
            <text:p>Выделить столбец, левее которого надо вставить новый, и вызвать команду Столбцы из меню Вставка; Выделить два столбца, между которыми надо вставить новый, и вызвать команду Столбцы из меню Вставка; Выделить столбец, левее которого надо вставить новый, и вызвать команду Вставить из меню Правка; Выделить столбец, левее которого надо вставить новый, и вызвать команду Столбец из меню Формат;<text:s/>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15" table:formula="of:=[.A16]+1" table:style-name="ce2">
            <text:p>1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диапазон ячеек А, В, С, D, Е, в строке 7 можно обозначить:</text:p>
          </table:table-cell>
          <table:table-cell office:value-type="string" table:style-name="ce2">
            <text:p>А7Е7; АЕ7; А7:Е7; 7А:7Е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16" table:formula="of:=[.A17]+1" table:style-name="ce2">
            <text:p>1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Сколько ячеек электронной таблицы в диапазоне А2:В4:</text:p>
          </table:table-cell>
          <table:table-cell office:value-type="string" table:style-name="ce2">
            <text:p>2; 4; 12; 6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9">
          <table:table-cell office:value-type="float" office:value="17" table:formula="of:=[.A18]+1" table:style-name="ce2">
            <text:p>1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ие имена можно давать листам электронной таблицы?</text:p>
          </table:table-cell>
          <table:table-cell office:value-type="string" table:style-name="ce2">
            <text:p>Любые, по желанию пользователя; Любое содержащее не более 31 символа и не содержащее символы / \ * ? : ' [ ]; Имя листа должно иметь вид "Лист*" где вместо звездочки должно стоять число; Имя листа должно обязательно содержать в себе его порядковый номер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18" table:formula="of:=[.A19]+1" table:style-name="ce2">
            <text:p>1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диапазон ячеек 3, 4, 5, 6, 7 в столбце С можно обозначить:</text:p>
          </table:table-cell>
          <table:table-cell office:value-type="string" table:style-name="ce2">
            <text:p>С3:С7; 3С:7С; С3/С7; С3С7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19" table:formula="of:=[.A20]+1" table:style-name="ce2">
            <text:p>1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для удаления выделенных столбцов и строк необходимо:</text:p>
          </table:table-cell>
          <table:table-cell office:value-type="string" table:style-name="ce2">
            <text:p>Нажать клавишу Delete; Выполнить команду Правка – Удалить; Нажать клавишу Back Space; Командой Правка – Очистить – Всё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20" table:formula="of:=[.A21]+1" table:style-name="ce2">
            <text:p>2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для назначения абсолютного адреса ячейки, необходимо перед номером столбца и (или) строки приставить знак:</text:p>
          </table:table-cell>
          <table:table-cell office:value-type="string" table:style-name="ce2">
            <text:p>&amp;; $; %; @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21" table:formula="of:=[.A22]+1" table:style-name="ce2">
            <text:p>2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в адресе $А6 не будет меняться …</text:p>
          </table:table-cell>
          <table:table-cell office:value-type="string" table:style-name="ce2">
            <text:p>номер строки; номер столбца; номер столбца и номер строки; изменится все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22" table:formula="of:=[.A23]+1" table:style-name="ce2">
            <text:p>2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в адресе $В$16 не будет меняться …</text:p>
          </table:table-cell>
          <table:table-cell office:value-type="string" table:style-name="ce2">
            <text:p>номер столбца; номер столбца и номер строки; ничего не измениться; номер строки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23" table:formula="of:=[.A24]+1" table:style-name="ce2">
            <text:p>2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в адресе С$5 не будет меняться …</text:p>
          </table:table-cell>
          <table:table-cell office:value-type="string" table:style-name="ce2">
            <text:p>номер столбца и номер строки; номер столбца; измениться все; номер строки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24" table:formula="of:=[.A25]+1" table:style-name="ce2">
            <text:p>2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запрет на автоматическое изменение адреса ячейки при операциях копирования, удаления, вставки называется …</text:p>
          </table:table-cell>
          <table:table-cell office:value-type="string" table:style-name="ce2">
            <text:p>Относительным адресом; Абсолютным адресом; Произвольным именем; Блоком ячеек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10">
          <table:table-cell office:value-type="float" office:value="25" table:formula="of:=[.A26]+1" table:style-name="ce2">
            <text:p>2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Укажите неверное утверждение:</text:p>
          </table:table-cell>
          <table:table-cell office:value-type="string" table:style-name="ce2">
            <text:p>для ввода данных в ячейку необходимо выделить ячейку, щелкнуть мышью на строке формул и набрать информацию; если щелкнуть по кнопке с крестиком, ввод прекращается и данные, поступившие в ячейку в текущем сеансе ввода удаляются; чтобы выделить целый столбец, надо щелкнуть мышью на соответствующем номере в заголовке столбца; для перемещения по тексту внутри ячейки используются клавиши перемещения курсором Left, Up, Right, Down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9">
          <table:table-cell office:value-type="float" office:value="26" table:formula="of:=[.A27]+1" table:style-name="ce2">
            <text:p>2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чтобы присвоить ячейке абсолютный адрес необходимо:</text:p>
          </table:table-cell>
          <table:table-cell office:value-type="string" table:style-name="ce2">
            <text:p>Проставить знак % перед обозначением столбца и (или) строки; Проставить знак $ перед обозначением столбца и (или) строки; Проставить знак $ после обозначением столбца и (или) строки; Проставить знак * после обозначением столбца и (или) строки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27" table:formula="of:=[.A28]+1" table:style-name="ce2">
            <text:p>2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Укажите неверное утверждение. В любую ячейку электронной таблицы можно ввести …</text:p>
          </table:table-cell>
          <table:table-cell office:value-type="string" table:style-name="ce2">
            <text:p>Число; Текст; Графическое изображение; Любые символы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3">
          <table:table-cell office:value-type="float" office:value="28" table:formula="of:=[.A29]+1" table:style-name="ce2">
            <text:p>2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числом считается последовательность символов</text:p>
          </table:table-cell>
          <table:table-cell office:value-type="string" table:style-name="ce2">
            <text:p>В которую входят цифры, а также знаки «+», «-» (в начале последовательности) или «.» как разделитель дробной и целой части; Разложенная в правой части ячейки; Начинающаяся со знаком «=» (равно); В которую входят любые символы, а также знаки «+», «-» (в начале последовательности) или «:» как разделитель дробной и целой части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29" table:formula="of:=[.A30]+1" table:style-name="ce2">
            <text:p>2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формула – это арифметическое выражение …</text:p>
          </table:table-cell>
          <table:table-cell office:value-type="string" table:style-name="ce2">
            <text:p>Начинающиеся со знака «=»; Начинающееся со знака «=», в которое можно записать только числа адреса ячеек и функции, соединенные знаками арифметических операций; В которое входят любые символы, а также знаки «+», «-«, (в начале последовательности) или «:», как разделитель дробной и целой частью;<text:s/>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30" table:formula="of:=[.A31]+1" table:style-name="ce2">
            <text:p>3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ыберите пример формулы, применяемой в MS Excеl:</text:p>
          </table:table-cell>
          <table:table-cell office:value-type="string" table:style-name="ce2">
            <text:p>В1= А3*В8+12; А2 +С3/F7; <text:s/>= А2+C3/F7; A2+C3/f7=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10">
          <table:table-cell office:value-type="float" office:value="31" table:formula="of:=[.A32]+1" table:style-name="ce2">
            <text:p>3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назначение функции СУММ:</text:p>
          </table:table-cell>
          <table:table-cell office:value-type="string" table:style-name="ce2">
            <text:p>Возвращает одно значение, если указанное условие истинно, и другое, если оно ложно; Возвращает значение суммы значений своих аргументов (в качестве аргументов можно записывать адреса отдельных ячеек); Суммирует ячейки, специфицированные заданным критериям (в качестве аргументов можно записывать адреса отдельных ячеек); Возвращает среднее своих аргументов (в качестве аргументов можно записывать адреса некоторых ячеек)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2">
          <table:table-cell office:value-type="float" office:value="32" table:formula="of:=[.A33]+1" table:style-name="ce2">
            <text:p>3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назначение функции СУММЕСЛИ:</text:p>
          </table:table-cell>
          <table:table-cell office:value-type="string" table:style-name="ce2">
            <text:p>Возвращает среднее своих аргументов (в качестве аргументов можно записывать адреса отдельных ячеек); Возвращает одно значение, если указанное условие истинно, и другое, если оно ложно; Возвращает значение суммы значений своих аргументов, если они все целые; Суммирует ячейки, специфицированные заданным критерием (в качестве аргументов можно записывать адреса отдельных ячеек)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33" table:formula="of:=[.A34]+1" table:style-name="ce2">
            <text:p>3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для изменения уже введенных данных можно использовать…</text:p>
          </table:table-cell>
          <table:table-cell office:value-type="string" table:style-name="ce2">
            <text:p>Щелчок на ячейке или двойной щелчок на строке формул; Щелчок на ячейке правой кнопкой мыши при нажатой клавиатурной комбинации Ctrl + Shift + R; Щелчок на строке формул или двойной щелчок на ячейке; Щелчок на ячейке правой кнопкой мыши при нажатой клавише Insert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2">
          <table:table-cell office:value-type="float" office:value="34" table:formula="of:=[.A35]+1" table:style-name="ce2">
            <text:p>3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назначение функции ЕСЛИ:</text:p>
          </table:table-cell>
          <table:table-cell office:value-type="string" table:style-name="ce2">
            <text:p>Возвращает одно значение, если указанное условие истинно, и другое, если оно ложно; Возвращает значение суммы значения своих аргументов (в качестве аргументов можно записывать адреса отдельных ячеек); Возвращает среднее своих аргументов (в качестве аргументов можно записывать адреса отдельных ячеек); Суммирует ячейки, специфицированные заданным критериям (в качестве аргументов можно записывать адреса отдельных ячеек)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35" table:formula="of:=[.A36]+1" table:style-name="ce2">
            <text:p>3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адрес ячейки можно включить в формулу ...</text:p>
          </table:table-cell>
          <table:table-cell office:value-type="string" table:style-name="ce2">
            <text:p>Одним щелчком мыши на кнопке с крестиком; Одним щелчком правой кнопки мыши на соответствующей ячейке; Используя клавиатурную комбинацию Ctrl + Shift; Одним щелчком мыши на соответствующей ячейке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36" table:formula="of:=[.A37]+1" table:style-name="ce2">
            <text:p>3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ри делении на нуль программа MS Excel выдает сообщение об ошибке:</text:p>
          </table:table-cell>
          <table:table-cell office:value-type="string" table:style-name="ce2">
            <text:p>#ЧИСЛО!; #ИМЯ?; #ДЕЛ/0!; #ЗНАЧ!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37" table:formula="of:=[.A38]+1" table:style-name="ce2">
            <text:p>3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мастер диаграмм применяется …</text:p>
          </table:table-cell>
          <table:table-cell office:value-type="string" table:style-name="ce2">
            <text:p>Для упрощения создания функций; Для создания всевозможных графиков и диаграмм; Для упрощения форматирования текста в ячейке; Для защиты рабочей книги от несанкционированного доступа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38" table:formula="of:=[.A39]+1" table:style-name="ce2">
            <text:p>3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чтобы выделить целую таблицу необходимо...</text:p>
          </table:table-cell>
          <table:table-cell office:value-type="string" table:style-name="ce2">
            <text:p>Щёлкнуть на левой пустой кнопке в заголовке столбца; Щёлкнуть мышью на соответствующем номере в заголовке столбца; Установить курсор в первую ячейку столбца и выполнить команду Правка – выделить – столбец; Щёлкнуть мышью на соответствующем номере в заголовке строки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39" table:formula="of:=[.A40]+1" table:style-name="ce2">
            <text:p>3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чтобы выделить произвольные, несмежные ячейки необходимо ...</text:p>
          </table:table-cell>
          <table:table-cell office:value-type="string" table:style-name="ce2">
            <text:p>При нажатой клавише Alt мышью указать ячейки для выделения; Выделить ячейку и воспользоваться клавишей Shift и стрелок курсора; При нажатой клавише Ctrl мышью указать ячейки для выделения; При нажатых клавишах Ctrl + Shift мышью указать ячейки для выделения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0" table:formula="of:=[.A41]+1" table:style-name="ce2">
            <text:p>4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Excel в ячейку А4 записана формула =СУММ(А1:С3). Данные из какого количества ячеек суммируются по этой формуле?</text:p>
          </table:table-cell>
          <table:table-cell office:value-type="string" table:style-name="ce2">
            <text:p>3; 9; 6; 5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1" table:formula="of:=[.A42]+1" table:style-name="ce2">
            <text:p>4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Excel в ячейке А1 находится число 36. Каков результат вычисления по формуле =ЕСЛИ(А1&gt;100;A1;ЕСЛИ(А1&lt;36;0;A1*2)?</text:p>
          </table:table-cell>
          <table:table-cell office:value-type="string" table:style-name="ce2">
            <text:p>36; 38; 1; 72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42" table:formula="of:=[.A43]+1" table:style-name="ce2">
            <text:p>4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чтобы выделить целую строку необходимо ...</text:p>
          </table:table-cell>
          <table:table-cell office:value-type="string" table:style-name="ce2">
            <text:p>Установить курсор в первую ячейку строки и выполнить команду Правка – выделить – строку; Щёлкнуть мышью на соответствующем номере в заголовке столбца; Выполнить команду Вставка – Специальная вставка; Щёлкнуть мышью на соответствующем номере в заголовке строки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3" table:formula="of:=[.A44]+1" table:style-name="ce2">
            <text:p>4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для вставки строки сверху от выделенной ячейки необходимо ...</text:p>
          </table:table-cell>
          <table:table-cell office:value-type="string" table:style-name="ce2">
            <text:p>Воспользоваться клавиатурной комбинацией Ctrl + Shift + S; Выполнить команду Вставка – Объект – Строки; Выполнить команду Вставка – Строки; Выполнить команду Вставка – Лист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10">
          <table:table-cell office:value-type="float" office:value="44" table:formula="of:=[.A45]+1" table:style-name="ce2">
            <text:p>4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 MS Excel для копирования содержимого выделенной ячейки необходимо ...</text:p>
          </table:table-cell>
          <table:table-cell office:value-type="string" table:style-name="ce2">
            <text:p>Установить указатель мыши в правую нижнюю часть ячейки и буксировать его при нажатой клавише Ctrl; Установить указатель мыши на рамку ячейки и буксировать его в необходимое место расположения; Установить указатель мыши на рамку ячейки и буксировать его при нажатой клавише Ctrl в необходимое место расположения; Установить указатель мыши в нижнюю часть ячейки и буксировать его при нажатой клавише Shift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5" table:formula="of:=[.A46]+1" table:style-name="ce2">
            <text:p>4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если в ячейке не был предварительно установлен формат данных, то вновь вводимая информация будет иметь формат:</text:p>
          </table:table-cell>
          <table:table-cell office:value-type="string" table:style-name="ce2">
            <text:p>Текстовый; Общий; Числовой; Дробный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6" table:formula="of:=[.A47]+1" table:style-name="ce2">
            <text:p>4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в ячейке А1 содержится число 1, в В1 – число 6, в С1 – число 3. В результате вычисления формулы =А1+В1/2*С1 получится:</text:p>
          </table:table-cell>
          <table:table-cell office:value-type="string" table:style-name="ce2">
            <text:p>10; 7/6; 10,5; ошибка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47" table:formula="of:=[.A48]+1" table:style-name="ce2">
            <text:p>4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для построения графика по данным электронной таблицы следует использовать:</text:p>
          </table:table-cell>
          <table:table-cell office:value-type="string" table:style-name="ce2">
            <text:p>Команду Итого меню Данные; Команду Зависимость меню Сервис; Команду Диаграмма меню Вставка; Команду Функция меню Вставка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8" table:formula="of:=[.A49]+1" table:style-name="ce2">
            <text:p>4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число, хранящиеся в ячейке А1, надо разделить на сумму чисел, хранящихся в ячейках А2 и А3. Правильная запись формулы:</text:p>
          </table:table-cell>
          <table:table-cell office:value-type="string" table:style-name="ce2">
            <text:p><text:s/>=А1/СУММ(А2, А3); <text:s/>=А1/(А2+А3); <text:s/>=А1/А2+А3; <text:s/>=(А2+А3)/А1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49" table:formula="of:=[.A50]+1" table:style-name="ce2">
            <text:p>4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Самый маленький элемент для ввода информации в MS Excel.</text:p>
          </table:table-cell>
          <table:table-cell office:value-type="string" table:style-name="ce2">
            <text:p>Ячейка; Таблица; Строка; Столбец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50" table:formula="of:=[.A51]+1" table:style-name="ce2">
            <text:p>5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ие действия нельзя выполнить в электронной таблице MS Excel?</text:p>
          </table:table-cell>
          <table:table-cell office:value-type="string" table:style-name="ce2">
            <text:p>Вычислительные действия; Работа с базами данных; Вставка графических объектов; Удаление файла в активном окне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51" table:formula="of:=[.A52]+1" table:style-name="ce2">
            <text:p>5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Типы данных в MS Excel:</text:p>
          </table:table-cell>
          <table:table-cell office:value-type="string" table:style-name="ce2">
            <text:p>Числовые, даты, спец.форматы; Числовые, формулы, текстовые; Формулы, функции, текстовые; Формулы, текстовые, табельные номера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52" table:formula="of:=[.A53]+1" table:style-name="ce2">
            <text:p>5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ри работе в MS Excel для чего предназначена кнопка, показанная на рисунке?<text:s/></text:p>
          </table:table-cell>
          <table:table-cell office:value-type="string" table:style-name="ce2">
            <text:p>Вычисление суммы; Сортировка по возрастанию; Построение диаграммы; Сортировка по убыванию;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Рис.2</text:p>
          </table:table-cell>
          <table:table-cell table:number-columns-repeated="3" table:style-name="ce2"/>
          <table:table-cell table:number-columns-repeated="16375"/>
        </table:table-row>
        <table:table-row table:style-name="ro4">
          <table:table-cell office:value-type="float" office:value="53" table:formula="of:=[.A54]+1" table:style-name="ce2">
            <text:p>5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ри работе в электронной таблице MS Excel для чего предназначена кнопка, показанная на рисунке </text:p>
          </table:table-cell>
          <table:table-cell office:value-type="string" table:style-name="ce2">
            <text:p>Вычисление суммы; Построение диаграммы; Сортировка по возрастанию; Сортировка по убыванию;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Рис.3</text:p>
          </table:table-cell>
          <table:table-cell table:number-columns-repeated="3" table:style-name="ce2"/>
          <table:table-cell table:number-columns-repeated="16375"/>
        </table:table-row>
        <table:table-row table:style-name="ro6">
          <table:table-cell office:value-type="float" office:value="54" table:formula="of:=[.A55]+1" table:style-name="ce2">
            <text:p>5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 арифметическим операторам не относится в табличном процессоре MS Excel:</text:p>
          </table:table-cell>
          <table:table-cell office:value-type="string" table:style-name="ce2">
            <text:p><text:s/>-; <text:s/>@; /; *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55" table:formula="of:=[.A56]+1" table:style-name="ce2">
            <text:p>5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о данным столбца электронной таблицы построена диаграмма. При этом ячейка А4 содержит значение, равное…</text:p>
          </table:table-cell>
          <table:table-cell office:value-type="string" table:style-name="ce2">
            <text:p>5; 4; 8; 1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Рис.4</text:p>
          </table:table-cell>
          <table:table-cell table:number-columns-repeated="3" table:style-name="ce2"/>
          <table:table-cell table:number-columns-repeated="16375"/>
        </table:table-row>
        <table:table-row table:style-name="ro5">
          <table:table-cell office:value-type="float" office:value="56" table:formula="of:=[.A57]+1" table:style-name="ce2">
            <text:p>5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удалить один из листов электронной таблицы?</text:p>
          </table:table-cell>
          <table:table-cell office:value-type="string" table:style-name="ce2">
            <text:p>При помощи меню Сервис; При помощи меню Правка; При помощи меню Формат; При помощи меню Данные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57" table:formula="of:=[.A58]+1" table:style-name="ce2">
            <text:p>5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произойдет в MS Excel, если изменить имя ячейки в Поле имени ячейки и нажать Enter?</text:p>
          </table:table-cell>
          <table:table-cell office:value-type="string" table:style-name="ce2">
            <text:p>В Строке состояния появится значение ячейки с этим именем; Активной ячейкой станет та, имя которой было введено; На Рабочем поле появится диалоговое окно Справки; Выйдет сообщение об ошибке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58" table:formula="of:=[.A59]+1" table:style-name="ce2">
            <text:p>5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в MS Excel лучше всего восстановить содержимое ячейки, если Вы сделали ошибку и вышли из режима редактирования?</text:p>
          </table:table-cell>
          <table:table-cell office:value-type="string" table:style-name="ce2">
            <text:p>Необходимо нажать на кнопку Отменить на Панели инструментов; Снова сделать активной эту ячейку, постараться вспомнить ее содержимое до исправления и отредактировать заново; Выйти из файла не сохраняя его изменения и снова его открыть; При помощи команды Данные из Основного меню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59" table:formula="of:=[.A60]+1" table:style-name="ce2">
            <text:p>5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Для чего в MS Excel предназначена кнопка  в Строке Формул?<text:s/></text:p>
          </table:table-cell>
          <table:table-cell office:value-type="string" table:style-name="ce2">
            <text:p>Для удаления содержимого текущей ячейки и перехода к следующей; Для восстановления прежнего содержимого текущей ячейки и завершения ее редактирования; Для обнуления содержимого текущей ячейки и перехода к следующей; Текущая ячейка удаляется и следующие по столбцу ячейки сдвигаются на одну вверх;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Рис.5</text:p>
          </table:table-cell>
          <table:table-cell table:number-columns-repeated="3" table:style-name="ce2"/>
          <table:table-cell table:number-columns-repeated="16375"/>
        </table:table-row>
        <table:table-row table:style-name="ro4">
          <table:table-cell office:value-type="float" office:value="60" table:formula="of:=[.A61]+1" table:style-name="ce2">
            <text:p>6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произойдет в MS Excel, если во время редактирования нажать одновременно клавиши Ctrl + Z на клавиатуре?</text:p>
          </table:table-cell>
          <table:table-cell office:value-type="string" table:style-name="ce2">
            <text:p>Редактирование ячейки завершится; Стирается содержимое ячейки; Стирается последний введенный в ячейку символ; В ячейку введется символ Z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61" table:formula="of:=[.A62]+1" table:style-name="ce2">
            <text:p>6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ри помощи комбинации, каких клавиш в MS Excel можно осуществить перемещение содержимого ячеек?</text:p>
          </table:table-cell>
          <table:table-cell office:value-type="string" table:style-name="ce2">
            <text:p>Сначала Ctrl + V, а затем Ctrl + Х; Сначала Ctrl + X, а затем Ctrl + С; Сначала Ctrl + Z, а затем Ctrl + С; Сначала Ctrl + Х, а затем Ctrl + V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9">
          <table:table-cell office:value-type="float" office:value="62" table:formula="of:=[.A63]+1" table:style-name="ce2">
            <text:p>6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им образом в MS Excel можно узнать, как будет выглядеть созданный документ при печати?</text:p>
          </table:table-cell>
          <table:table-cell office:value-type="string" table:style-name="ce2">
            <text:p>В окне предварительного просмотра, находясь в режиме «Печать»; При помощи клавиши Масштаб, сделав его равным 100%; При помощи диалогового окна Параметры из меню Сервис, отменив флажок Сетка; Только после печати документа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9">
          <table:table-cell office:value-type="float" office:value="63" table:formula="of:=[.A64]+1" table:style-name="ce2">
            <text:p>6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в MS Excel можно сделать текущий лист невидимым не удаляя его из Книги?</text:p>
          </table:table-cell>
          <table:table-cell office:value-type="string" table:style-name="ce2">
            <text:p>Последовательно вызывая меню Формат – Лист – Скрыть; При помощи динамического меню листа; Последовательно вызвать пункты меню Сервис – Защита – Защитить лист; Последовательно вызвать пункты меню Окно – Скрыть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number-rows-repeated="3" table:style-name="ro1">
          <table:table-cell table:number-columns-repeated="3" table:style-name="ce1"/>
          <table:table-cell table:style-name="ce3"/>
          <table:table-cell table:number-columns-repeated="16380" table:style-name="ce1"/>
        </table:table-row>
        <table:table-row table:number-rows-repeated="104850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Skripko Vlad</dc:creator>
    <meta:creation-date>2015-06-05T18:19:34Z</meta:creation-date>
    <dc:date>2020-05-14T11:05:48Z</dc:date>
  </office:meta>
</office:document-meta>
</file>